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officeooo:paragraph-rsid="00102dbb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 Installation :</text:p>
      <text:p text:style-name="Standard">0. installation de npm</text:p>
      <text:p text:style-name="Standard">npm install</text:p>
      <text:p text:style-name="Standard"/>
      <text:p text:style-name="Standard">1. création du dossier de travail strapi</text:p>
      <text:p text:style-name="P1">npx create-strapi-app@latest borne</text:p>
      <text:p text:style-name="P1"/>
      <text:p text:style-name="Standard">2. création du compte (local)</text:p>
      <text:p text:style-name="Standard"/>
      <text:p text:style-name="Standard">3. changer la langue de l'anglais au français</text:p>
      <text:p text:style-name="Standard">cliquer sur le nom d'utilisateur en bas à gauche → "profile" → "interface language" → français → "save".</text:p>
      <text:p text:style-name="Standard"/>
      <text:p text:style-name="Standard">4. mise en place des pages dans "content-type builder" et crée plusieurs single type (créer un single type dans la case "display name" avec le nom spécifié en dessous) [il faut enregistrer après chaque configuration de page].</text:p>
      <text:p text:style-name="Standard">- 4.1 "formulaire"</text:p>
      <text:p text:style-name="Standard">4.1.1 JSON "diplomes"</text:p>
      <text:p text:style-name="Standard">- 4.2 "calendrier"</text:p>
      <text:p text:style-name="Standard">4.2.1 texte "titre_gauche"</text:p>
      <text:p text:style-name="Standard">4.2.2 JSON "elements_gauche"</text:p>
      <text:p text:style-name="Standard">4.2.3 texte "titre_milieu"</text:p>
      <text:p text:style-name="Standard">4.2.4 JSON "elements_milieu"</text:p>
      <text:p text:style-name="Standard">4.2.5 texte "titre_droite"</text:p>
      <text:p text:style-name="Standard">4.2.6 JSON "elements_droite"</text:p>
      <text:p text:style-name="Standard">- 4.3 "formations-alternance"</text:p>
      <text:p text:style-name="Standard">4.3.1 texte "titre_gauche"</text:p>
      <text:p text:style-name="Standard">4.3.2 JSON "elements_gauche"</text:p>
      <text:p text:style-name="Standard">4.3.3 texte "titre_droite"</text:p>
      <text:p text:style-name="Standard">4.3.4 JSON "elements_droite"</text:p>
      <text:p text:style-name="Standard">4.4 "formation-initiale"</text:p>
      <text:p text:style-name="Standard">4.4.1 texte "titre_gauche"</text:p>
      <text:p text:style-name="Standard">4.4.2 JSON "elements_gauche"</text:p>
      <text:p text:style-name="Standard">4.4.3 texte "titre_milieu"</text:p>
      <text:p text:style-name="Standard">4.4.4 JSON "elements_milieu"</text:p>
      <text:p text:style-name="Standard">4.4.5 texte "titre_droite"</text:p>
      <text:p text:style-name="Standard">4.4.6 JSON "elements_droite"</text:p>
      <text:p text:style-name="Standard">4.5 "formation"</text:p>
      <text:p text:style-name="Standard">4.5.1 texte "texte_gauche"</text:p>
      <text:p text:style-name="Standard">4.5.2 texte "texte_droite"</text:p>
      <text:p text:style-name="Standard">4.6 "partenariat"</text:p>
      <text:p text:style-name="Standard">4.6.1 texte "titre_gauche"</text:p>
      <text:p text:style-name="Standard">4.6.2 JSON "elements_gauche"</text:p>
      <text:p text:style-name="Standard">4.6.3 texte "titre_droite"</text:p>
      <text:p text:style-name="Standard">4.6.4 JSON "elements_droite"</text:p>
      <text:p text:style-name="Standard">4.7 "erasmus"</text:p>
      <text:p text:style-name="Standard">4.7.1 texte "titre_gauche"</text:p>
      <text:p text:style-name="Standard">4.7.2 JSON "texte_gauche"</text:p>
      <text:p text:style-name="Standard">4.7.3 texte "titre_milieu"</text:p>
      <text:p text:style-name="Standard">4.7.4 JSON "texte_milieu"</text:p>
      <text:p text:style-name="Standard">4.7.5 texte "titre_droite"</text:p>
      <text:p text:style-name="Standard">4.7.6 JSON "texte_droite"</text:p>
      <text:p text:style-name="Standard"><text:soft-page-break/></text:p>
      <text:p text:style-name="Standard">5. configuration et publication local de l'API (menu : Gestion du contenu) [valider puis publier à la fin de la configuration de la page]</text:p>
      <text:p text:style-name="Standard">5.1 formulaire</text:p>
      <text:p text:style-name="Standard">le JSON doit être au format ["diplôme 1","diplôme 2"]</text:p>
      <text:p text:style-name="Standard">ex :</text:p>
      <text:p text:style-name="Standard">- diplomes : "[</text:p>
      <text:p text:style-name="Standard"><text:s text:c="2"/>"BTS CIEL",</text:p>
      <text:p text:style-name="Standard"><text:s text:c="2"/>"BTS MS",</text:p>
      <text:p text:style-name="Standard"><text:s text:c="2"/><text:span text:style-name="Police_20_par_20_défaut"><text:span text:style-name="T1">"BTS SAM",</text:span></text:span></text:p>
      <text:p text:style-name="P1"><text:s text:c="2"/>"BTS GPME",</text:p>
      <text:p text:style-name="P1"><text:s text:c="2"/>"Bac Pro SN",</text:p>
      <text:p text:style-name="Standard"><text:span text:style-name="Police_20_par_20_défaut"><text:span text:style-name="T1"><text:s text:c="2"/></text:span></text:span>"Bac STI2D",</text:p>
      <text:p text:style-name="Standard"><text:s text:c="2"/>"Bac général",</text:p>
      <text:p text:style-name="Standard"><text:s text:c="2"/>"Prépa ATS",</text:p>
      <text:p text:style-name="Standard"><text:s text:c="2"/>"CAP Elctricien",</text:p>
      <text:p text:style-name="Standard"><text:s text:c="2"/>"UFA"</text:p>
      <text:p text:style-name="Standard">]"</text:p>
      <text:p text:style-name="Standard">5.2 formation alternance</text:p>
      <text:p text:style-name="Standard">- titre_gauche : "Bac Professionel &amp; CAP"</text:p>
      <text:p text:style-name="P3">- elements_gauche : "[</text:p>
      <text:p text:style-name="P3"><text:s text:c="2"/>"SN - Systèmes numériques"</text:p>
      <text:p text:style-name="P3">]"</text:p>
      <text:p text:style-name="Standard">- titre_droite : "Post Bac"</text:p>
      <text:p text:style-name="P3">- elements_droite : "[</text:p>
      <text:p text:style-name="P3"><text:s text:c="2"/>"BTS CIEL - Cybersécurité, Informatique &amp; Réseaux, Électronique",</text:p>
      <text:p text:style-name="P3"><text:s text:c="2"/>"BTS MS - Maintenance des Systèmes",</text:p>
      <text:p text:style-name="P3"><text:s text:c="2"/>"BTS GPME - Gestion de la PME"</text:p>
      <text:p text:style-name="P3">]"</text:p>
      <text:p text:style-name="Standard">5.3 formation-initiale</text:p>
      <text:p text:style-name="Standard">- titre_gauche : "Filières Général et technologique"</text:p>
      <text:p text:style-name="P3">- elements_gauche : "[</text:p>
      <text:p text:style-name="P3"><text:s text:c="2"/>"Seconde Générale",</text:p>
      <text:p text:style-name="P3"><text:s text:c="2"/>"Bac Général",</text:p>
      <text:p text:style-name="P3"><text:s text:c="2"/>"STI2D - Sciences et Technologies de l'Industrie et du Développement Durable"</text:p>
      <text:p text:style-name="P3">]"</text:p>
      <text:p text:style-name="Standard">- titre_milieu : "Bac Professionel &amp; CAP"</text:p>
      <text:p text:style-name="P3">- elements_milieu : "[</text:p>
      <text:p text:style-name="P3"><text:s text:c="2"/>"SN - Systèmes numériques",</text:p>
      <text:p text:style-name="P3"><text:s text:c="2"/>"MELEC - Métier de l'Électricité et des Environnements Connectés",</text:p>
      <text:p text:style-name="P3"><text:s text:c="2"/>"MEI - Maintenance des Équipements Industriels",</text:p>
      <text:p text:style-name="P3"><text:s text:c="2"/>"CAP Électricien"</text:p>
      <text:p text:style-name="P3">]"</text:p>
      <text:p text:style-name="Standard">- titre_droite : "Post Bac"</text:p>
      <text:p text:style-name="P3">- elements_droite : "[</text:p>
      <text:p text:style-name="P3"><text:s text:c="2"/>"BTS CIEL - Cybersécurité, Informatique &amp; Réseaux, Électronique",</text:p>
      <text:p text:style-name="P3"><text:s text:c="2"/>"BTS MSCP - Maintenance des Systèmes de Production Connectés",</text:p>
      <text:p text:style-name="P3"><text:s text:c="2"/>"BTS GPME - Gestion de la PME",</text:p>
      <text:p text:style-name="P3"><text:s text:c="2"/>"BTS SAM - Support à l'Action Managériale",</text:p>
      <text:p text:style-name="P3"><text:s text:c="2"/>"ATS"</text:p>
      <text:p text:style-name="P3">]"</text:p>
      <text:p text:style-name="Standard">5.4 formation</text:p>
      <text:p text:style-name="Standard"><text:soft-page-break/>- texte_gauche : "Formations initiales"</text:p>
      <text:p text:style-name="Standard">- texte_droite : "Formations en Alternance"</text:p>
      <text:p text:style-name="Standard">5.5 calendrier</text:p>
      <text:p text:style-name="Standard">- titre_gauche : "Les dates de JPO"</text:p>
      <text:p text:style-name="Standard">- elements_gauche : "[</text:p>
      <text:p text:style-name="Standard"><text:s text:c="2"/>"23 Mars 2023",</text:p>
      <text:p text:style-name="Standard"><text:s text:c="2"/>"15 Avril 2023",</text:p>
      <text:p text:style-name="Standard"><text:s text:c="2"/>"31 Avril 2023"</text:p>
      <text:p text:style-name="Standard">]"</text:p>
      <text:p text:style-name="Standard">- titre_milieu : "Les Forums"</text:p>
      <text:p text:style-name="Standard">- elements_milieu : "[</text:p>
      <text:p text:style-name="Standard"><text:s text:c="2"/>"Forum 1 : lieu / date",</text:p>
      <text:p text:style-name="Standard"><text:s text:c="2"/>"Forum 2 : lieu / date",</text:p>
      <text:p text:style-name="Standard"><text:s text:c="2"/>"Forum 3 : lieu / date",</text:p>
      <text:p text:style-name="Standard"><text:s text:c="2"/>"Forum 4 : lieu / date"</text:p>
      <text:p text:style-name="Standard">]"</text:p>
      <text:p text:style-name="Standard">- titre_droite : "Autres évènements"</text:p>
      <text:p text:style-name="Standard">- elements_droite : "[</text:p>
      <text:p text:style-name="Standard"><text:s text:c="2"/>"Évènement 1 : quoi / lieu / date",</text:p>
      <text:p text:style-name="Standard"><text:s text:c="2"/>"Évènement 2 : quoi / lieu / date",</text:p>
      <text:p text:style-name="Standard"><text:s text:c="2"/>"Évènement 3 : quoi / lieu / date"</text:p>
      <text:p text:style-name="Standard">]"</text:p>
      <text:p text:style-name="Standard">5.6 partenaire</text:p>
      <text:p text:style-name="Standard">- titre_gauche : "Écoles d'Ingénieurs"</text:p>
      <text:p text:style-name="Standard">- elements_gauche : "[</text:p>
      <text:p text:style-name="Standard"><text:s text:c="2"/>"ESAIP",</text:p>
      <text:p text:style-name="Standard"><text:s text:c="2"/>"ISEN",</text:p>
      <text:p text:style-name="Standard"><text:s text:c="2"/>"ITII",</text:p>
      <text:p text:style-name="Standard"><text:s text:c="2"/>"Les Mines"</text:p>
      <text:p text:style-name="Standard">]"</text:p>
      <text:p text:style-name="Standard">- titre_droite : "Licence professionnelle WEB"</text:p>
      <text:p text:style-name="Standard">- elements_droite : "[</text:p>
      <text:p text:style-name="Standard"><text:s text:c="2"/>"Université Aix-Marseille"</text:p>
      <text:p text:style-name="Standard">]"</text:p>
      <text:p text:style-name="Standard">5.7 erasmus</text:p>
      <text:p text:style-name="Standard">- titre_gauche : "L'ERASMUS"</text:p>
      <text:p text:style-name="Standard">- texte_gauche : "[</text:p>
      <text:p text:style-name="Standard"><text:s text:c="2"/>"Le programme Erasmus permet aux étudiants européens de suivre une partie de leur cursus dans un autre pays membre de l'Union européenne.",</text:p>
      <text:p text:style-name="Standard"><text:s text:c="2"/>"Le programme offre de nombreuses opportunités pour les étudiants de découvrir de nouvelles cultures, d'améliorer leur niveau de langue et d'élargir leurs horizons académiques.",</text:p>
      <text:p text:style-name="Standard"><text:s text:c="2"/>"Le lycée Saint Eloi participe activement au programme Erasmus et encourage tous ses étudiants à y participer."</text:p>
      <text:p text:style-name="Standard">]"</text:p>
      <text:p text:style-name="Standard">- titre_milieu : "Ses avantages"</text:p>
      <text:p text:style-name="Standard">- texte_milieu : "[</text:p>
      <text:p text:style-name="Standard"><text:s text:c="2"/>"Le programme Erasmus permet aux étudiants européens de suivre une partie de leur cursus dans un autre pays membre de l'Union européenne.",</text:p>
      <text:p text:style-name="Standard"><text:s text:c="2"/>"Le programme offre de nombreuses opportunités pour les étudiants de découvrir de nouvelles cultures, d'améliorer leur niveau de langue et d'élargir leurs horizons académiques.",</text:p>
      <text:p text:style-name="Standard"><text:s text:c="2"/>"Le lycée Saint Eloi participe activement au programme Erasmus et encourage tous ses étudiants à y participer."</text:p>
      <text:p text:style-name="Standard"><text:soft-page-break/>]"</text:p>
      <text:p text:style-name="Standard">- titre_droite : "Liste de destinations"</text:p>
      <text:p text:style-name="Standard">- texte_droite : "[</text:p>
      <text:p text:style-name="Standard"><text:s text:c="2"/>"Destination 1",</text:p>
      <text:p text:style-name="Standard"><text:s text:c="2"/>"Destination 2",</text:p>
      <text:p text:style-name="Standard"><text:s text:c="2"/>"Destination 3"</text:p>
      <text:p text:style-name="Standard">]"</text:p>
      <text:p text:style-name="Standard"/>
      <text:p text:style-name="Standard">6. activer la lecture de l'API</text:p>
      <text:p text:style-name="Standard">paramètres → rôles → Public</text:p>
      <text:p text:style-name="Standard">Puis, mettre toutes les "single page" avec "find" coché, puis enregistrer</text:p>
      <text:p text:style-name="Standard"/>
      <text:p text:style-name="Standard">--- après installation :</text:p>
      <text:p text:style-name="Standard">2. lancement automatique de strapi au démarrage</text:p>
      <text:p text:style-name="Standard">….</text:p>
      <text:p text:style-name="Standard"/>
      <text:p text:style-name="Standard"/>
      <text:p text:style-name="Standard">configuration du texte :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81bce3cd17f5e01886721863a4fa0d99f91033a6</meta:generator>
    <meta:creation-date>2023-03-09T17:23:00Z</meta:creation-date>
    <dc:date>2023-04-03T14:02:06.031885498</dc:date>
    <meta:editing-cycles>42</meta:editing-cycles>
    <meta:editing-duration>PT4H19M17S</meta:editing-duration>
    <meta:document-statistic meta:table-count="0" meta:image-count="0" meta:object-count="0" meta:page-count="4" meta:paragraph-count="155" meta:word-count="743" meta:character-count="4887" meta:non-whitespace-character-count="4199"/>
    <meta:template xlink:type="simple" xlink:actuate="onRequest" xlink:title="" xlink:href="Normal"/>
  </office:meta>
</office:document-meta>
</file>